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9" calcext:value-type="float">
            <text:p>1219</text:p>
          </table:table-cell>
          <table:table-cell table:style-name="ce7" table:formula="of:=COUNTIF([.B7:.B1000000];&quot;X&quot;)" office:value-type="float" office:value="1049" calcext:value-type="float">
            <text:p>1049</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9" calcext:value-type="float">
            <text:p>12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2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9:29:10.7984170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4T19:29:52.380303669</dc:date>
    <meta:editing-duration>P1DT8H54M2S</meta:editing-duration>
    <meta:editing-cycles>1211</meta:editing-cycles>
    <meta:document-statistic meta:table-count="1" meta:cell-count="7357" meta:object-count="0"/>
  </office:meta>
</office:document-meta>
</file>